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0ee1" officeooo:paragraph-rsid="001f0ee1"/>
    </style:style>
    <style:style style:name="P2" style:family="paragraph" style:parent-style-name="Standard">
      <style:text-properties officeooo:rsid="001f0ee1" officeooo:paragraph-rsid="00208684"/>
    </style:style>
    <style:style style:name="P3" style:family="paragraph" style:parent-style-name="Standard">
      <style:text-properties officeooo:rsid="001f0ee1" officeooo:paragraph-rsid="00214835"/>
    </style:style>
    <style:style style:name="P4" style:family="paragraph" style:parent-style-name="Standard">
      <style:text-properties officeooo:rsid="001f0ee1" officeooo:paragraph-rsid="002232e5"/>
    </style:style>
    <style:style style:name="P5" style:family="paragraph" style:parent-style-name="Standard">
      <style:text-properties officeooo:rsid="001f0ee1" officeooo:paragraph-rsid="0025206a"/>
    </style:style>
    <style:style style:name="P6" style:family="paragraph" style:parent-style-name="Standard">
      <style:text-properties officeooo:rsid="00283eb8" officeooo:paragraph-rsid="00283eb8"/>
    </style:style>
    <style:style style:name="P7" style:family="paragraph" style:parent-style-name="Standard">
      <style:text-properties officeooo:rsid="00283eb8" officeooo:paragraph-rsid="002d030c"/>
    </style:style>
    <style:style style:name="T1" style:family="text">
      <style:text-properties officeooo:rsid="00208684"/>
    </style:style>
    <style:style style:name="T2" style:family="text">
      <style:text-properties officeooo:rsid="00214835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214835"/>
    </style:style>
    <style:style style:name="T5" style:family="text">
      <style:text-properties style:text-position="sub 58%" officeooo:rsid="00257376"/>
    </style:style>
    <style:style style:name="T6" style:family="text">
      <style:text-properties style:text-position="sub 58%" officeooo:rsid="002d030c"/>
    </style:style>
    <style:style style:name="T7" style:family="text">
      <style:text-properties style:text-position="sub 58%" officeooo:rsid="002fd9ad"/>
    </style:style>
    <style:style style:name="T8" style:family="text">
      <style:text-properties style:text-position="sub 58%" officeooo:rsid="003181af"/>
    </style:style>
    <style:style style:name="T9" style:family="text">
      <style:text-properties officeooo:rsid="002232e5"/>
    </style:style>
    <style:style style:name="T10" style:family="text">
      <style:text-properties officeooo:rsid="0023338f"/>
    </style:style>
    <style:style style:name="T11" style:family="text">
      <style:text-properties officeooo:rsid="00257376"/>
    </style:style>
    <style:style style:name="T12" style:family="text">
      <style:text-properties officeooo:rsid="002fd9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çon 27</text:p>
      <text:p text:style-name="P1"/>
      <text:p text:style-name="P1">Examen le 20/10 : préparer tous les textes leçons 26-27-28</text:p>
      <text:p text:style-name="P1"/>
      <text:p text:style-name="P1"/>
      <text:p text:style-name="P6">1.<text:tab/><text:tab/><text:tab/><text:tab/><text:tab/>　 <text:s text:c="5"/><text:span text:style-name="T3">りょうりきょうしつ <text:tab/><text:tab/>ひら</text:span></text:p>
      <text:p text:style-name="P6">a) <text:tab/>A:<text:tab/>あのう、こちらで <text:s text:c="3"/>料理教室 <text:s text:c="3"/>が <text:s text:c="5"/>開けますか?</text:p>
      <text:p text:style-name="P6"><text:tab/><text:tab/><text:tab/> <text:s text:c="5"/><text:span text:style-name="T3">かい </text:span></text:p>
      <text:p text:style-name="P6"><text:tab/>B:<text:tab/>ええ。3 階にキッチンがあります。</text:p>
      <text:p text:style-name="P6"><text:tab/><text:tab/><text:span text:style-name="T3">どうぐ</text:span><text:span text:style-name="T6">　 <text:s text:c="6"/>か</text:span></text:p>
      <text:p text:style-name="P6"><text:tab/>A:<text:tab/>道具も借りられますか?</text:p>
      <text:p text:style-name="P7"><text:tab/><text:tab/><text:tab/> <text:s text:c="3"/><text:span text:style-name="T6">か</text:span></text:p>
      <text:p text:style-name="P6"><text:tab/>B:<text:tab/>ええ、借りられます。</text:p>
      <text:p text:style-name="P1"/>
      <text:p text:style-name="P1"><text:tab/><text:tab/><text:span text:style-name="T3">みな<text:tab/><text:tab/><text:tab/> <text:s text:c="6"/>み</text:span></text:p>
      <text:p text:style-name="P1">b) <text:tab/>A:<text:tab/>皆さん、これを見てください。</text:p>
      <text:p text:style-name="P1"><text:tab/><text:tab/><text:tab/><text:tab/><text:span text:style-name="T3">うし</text:span><text:span text:style-name="T7">　　　　　き</text:span></text:p>
      <text:p text:style-name="P1"><text:tab/>B:<text:tab/>あのう、後ろまで聞こえないんですが......。</text:p>
      <text:p text:style-name="P1"><text:tab/><text:tab/><text:tab/><text:tab/><text:span text:style-name="T12">　 <text:s text:c="3"/>　</text:span><text:span text:style-name="T3">まえ</text:span><text:span text:style-name="T8">　 <text:s text:c="2"/>ほう</text:span><text:span text:style-name="T3"><text:tab/> <text:s text:c="4"/></text:span><text:span text:style-name="T7">すこ　 <text:s/>まえ　　き<text:tab/><text:tab/><text:tab/><text:tab/> <text:s text:c="10"/>き</text:span></text:p>
      <text:p text:style-name="P1"><text:tab/>A:<text:tab/>すみませんが、前の方、もう少し前へ来てください。......聞こえますか?</text:p>
      <text:p text:style-name="P1"><text:tab/><text:tab/><text:tab/> <text:s text:c="3"/><text:span text:style-name="T3">き</text:span></text:p>
      <text:p text:style-name="P1"><text:tab/>B:<text:tab/>はい。聞こえます。</text:p>
      <text:p text:style-name="P1"/>
      <text:p text:style-name="P1"/>
      <text:p text:style-name="P1">c) <text:tab/>A:<text:tab/>これ、お願いします。</text:p>
      <text:p text:style-name="P1"/>
      <text:p text:style-name="P1"><text:tab/>B:<text:tab/>はい。</text:p>
      <text:p text:style-name="P1"/>
      <text:p text:style-name="P1"><text:tab/>A:<text:tab/>どのくらいかかりますか?</text:p>
      <text:p text:style-name="P1"/>
      <text:p text:style-name="P1"><text:tab/>B:<text:tab/>すぐできます。</text:p>
      <text:p text:style-name="P1"/>
      <text:p text:style-name="P1"><text:tab/>A:<text:tab/>じゃ、お願いします。</text:p>
      <text:p text:style-name="P1"/>
      <text:p text:style-name="P1"/>
      <text:p text:style-name="P1">2.</text:p>
      <text:p text:style-name="P1"/>
      <text:p text:style-name="P1">a) 会話を聞きましょう。ミラーさんと鈴木さんが話しています。どこで話しています</text:p>
      <text:p text:style-name="P1">か?</text:p>
      <text:p text:style-name="P1"/>
      <text:p text:style-name="P1">b) 会話を聞いて、空欄を埋めましょう。</text:p>
      <text:p text:style-name="P1"/>
      <text:p text:style-name="P1"/>
      <text:p text:style-name="P1"/>
      <text:p text:style-name="P1"><text:tab/><text:tab/><text:span text:style-name="T2">　　</text:span><text:span text:style-name="T4">あか</text:span></text:p>
      <text:p text:style-name="P1">ミラー : （　明るくて、いい　）部屋ですね。</text:p>
      <text:p text:style-name="P1"><text:tab/><text:tab/><text:tab/><text:tab/><text:tab/><text:tab/><text:tab/><text:tab/> <text:s/><text:span text:style-name="T3">うみ</text:span></text:p>
      <text:p text:style-name="P1">鈴木 : ええ。天気がいい日には、（　海　）が見えるんです。</text:p>
      <text:p text:style-name="P4"><text:tab/><text:tab/><text:tab/><text:tab/><text:tab/><text:tab/> <text:s text:c="4"/><text:tab/><text:tab/><text:tab/><text:tab/><text:tab/><text:tab/><text:tab/><text:tab/><text:tab/><text:tab/><text:span text:style-name="T9">　　 <text:s text:c="3"/></text:span><text:span text:style-name="T3">か</text:span></text:p>
      <text:p text:style-name="P2"><text:soft-page-break/>ミラー : このテーブルは、（　おもしろい<text:span text:style-name="T10">　</text:span>デザイン　）ですね。どこで（　買った　）<text:span text:style-name="T1">んですか?</text:span></text:p>
      <text:p text:style-name="P4"><text:tab/><text:tab/><text:tab/><text:tab/><text:span text:style-name="T9">　 <text:s text:c="3"/></text:span><text:tab/> <text:s text:c="2"/><text:span text:style-name="T3">つく</text:span></text:p>
      <text:p text:style-name="P2">鈴木 : これは、私が（　作った　）んですよ。</text:p>
      <text:p text:style-name="P2"/>
      <text:p text:style-name="P2">ミラー : えっ、本当ですか? </text:p>
      <text:p text:style-name="P4"><text:tab/><text:tab/><text:tab/><text:tab/><text:tab/><text:tab/><text:tab/> <text:s/><text:span text:style-name="T3">か <text:s text:c="4"/>ぐ <text:s text:c="8"/>つく</text:span></text:p>
      <text:p text:style-name="P2">鈴木 :ええ。趣味は、自分で（　家具を作る　）ことなんです。</text:p>
      <text:p text:style-name="P5"><text:tab/><text:tab/><text:tab/><text:tab/><text:tab/><text:tab/> <text:s text:c="5"/><text:span text:style-name="T3">ほん だな</text:span></text:p>
      <text:p text:style-name="P2">ミラー : へえ。じゃ、あの（　本棚　）も作ったんですか?</text:p>
      <text:p text:style-name="P2"/>
      <text:p text:style-name="P2">鈴木 : ええ。</text:p>
      <text:p text:style-name="P3"><text:tab/><text:tab/><text:tab/><text:tab/><text:tab/><text:span text:style-name="T11">　</text:span><text:span text:style-name="T5">すず <text:s/>き</text:span><text:tab/><text:tab/><text:tab/><text:tab/><text:span text:style-name="T2">　</text:span> <text:span text:style-name="T3">つく</text:span></text:p>
      <text:p text:style-name="P2">ミラー : すごいですね!<text:span text:style-name="T1">　鈴木さん、何でも</text:span>（　作れる　）<text:span text:style-name="T1">んですね。</text:span></text:p>
      <text:p text:style-name="P3"><text:tab/><text:tab/><text:tab/><text:tab/><text:tab/><text:tab/><text:tab/> <text:s text:c="5"/><text:span text:style-name="T3">いえ <text:s text:c="8"/>た</text:span></text:p>
      <text:p text:style-name="P2">鈴木 : 私の夢は、いつか自分で（　家を立てる　）ことなんです。</text:p>
      <text:p text:style-name="P2"/>
      <text:p text:style-name="P2">ミラー : すばらしい夢ですね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09:33:50.790452501</meta:creation-date>
    <meta:generator>LibreOffice/6.0.7.3$Linux_X86_64 LibreOffice_project/00m0$Build-3</meta:generator>
    <dc:date>2021-10-06T10:28:22.921707809</dc:date>
    <meta:editing-duration>PT44M17S</meta:editing-duration>
    <meta:editing-cycles>15</meta:editing-cycles>
    <meta:document-statistic meta:table-count="0" meta:image-count="0" meta:object-count="0" meta:page-count="2" meta:paragraph-count="46" meta:word-count="564" meta:character-count="972" meta:non-whitespace-character-count="638"/>
  </office:meta>
</office:document-meta>
</file>